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1ff6d8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ff6d8"/>
    </style:style>
    <style:style style:name="T2" style:family="text">
      <style:text-properties fo:font-weight="bold" officeooo:rsid="001ff6d8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ff6d8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TensorFlow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data/ <text:s text:c="18"/># Data files (training data, validation data, etc.)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models/ <text:s text:c="16"/># Model files (TensorFlow model scripts, pre-trained models)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notebooks/ <text:s text:c="13"/># Jupyter notebooks (optional)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scripts/ <text:s text:c="15"/># Scripts (e.g., data preprocessing scripts, model evaluation scripts)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experiments/ <text:s text:c="11"/># Experiment files (e.g., configuration files, experiment logs)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results/ <text:s text:c="15"/># Result files (e.g., trained model weights, evaluation metrics)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.gitignore <text:s text:c="13"/># Git ignore file</text:span></text:p>
      <text:p text:style-name="Preformatted_20_Text"><text:span text:style-name="Source_20_Text">│</text:span></text:p>
      <text:p text:style-name="Preformatted_20_Text"><text:span text:style-name="Source_20_Text">├── requirements.txt <text:s text:c="7"/># Python dependencies</text:span></text:p>
      <text:p text:style-name="Preformatted_20_Text"><text:span text:style-name="Source_20_Text">│</text:span></text:p>
      <text:p text:style-name="Preformatted_20_Text"><text:span text:style-name="Source_20_Text">├── README.md <text:s text:c="14"/># Project README file</text:span></text:p>
      <text:p text:style-name="Preformatted_20_Text"><text:span text:style-name="Source_20_Text">│</text:span></text:p>
      <text:p text:style-name="P1"><text:span text:style-name="Source_20_Text">└── LICENSE <text:s text:c="16"/># License file (e.g., MIT, Apache)</text:span></text:p>
      <text:p text:style-name="Text_20_body">In this structure:</text:p>
      <text:list text:style-name="L1">
        <text:list-item>
          <text:p text:style-name="P4"><text:span text:style-name="Source_20_Text">data/</text:span> directory contains data files used for training, validation, and testing.</text:p>
        </text:list-item>
        <text:list-item>
          <text:p text:style-name="P4"><text:span text:style-name="Source_20_Text">models/</text:span> directory holds TensorFlow model scripts and pre-trained models.</text:p>
        </text:list-item>
        <text:list-item>
          <text:p text:style-name="P4"><text:span text:style-name="Source_20_Text">notebooks/</text:span> directory contains Jupyter notebooks used for data exploration, experimentation, or model development (optional).</text:p>
        </text:list-item>
        <text:list-item>
          <text:p text:style-name="P4"><text:span text:style-name="Source_20_Text">scripts/</text:span> directory contains scripts for various tasks such as data preprocessing, model evaluation, etc.</text:p>
        </text:list-item>
        <text:list-item>
          <text:p text:style-name="P4"><text:span text:style-name="Source_20_Text">experiments/</text:span> directory contains experiment files such as configuration files and experiment logs.</text:p>
        </text:list-item>
        <text:list-item>
          <text:p text:style-name="P4"><text:span text:style-name="Source_20_Text">results/</text:span> directory stores result files generated during experiments, such as trained model weights and evaluation metrics.</text:p>
        </text:list-item>
        <text:list-item>
          <text:p text:style-name="P4"><text:span text:style-name="Source_20_Text">.gitignore</text:span> is a file used by Git to determine which files and directories to ignore.</text:p>
        </text:list-item>
        <text:list-item>
          <text:p text:style-name="P4"><text:span text:style-name="Source_20_Text">requirements.txt</text:span> is a text file listing Python dependencies required for the project.</text:p>
        </text:list-item>
        <text:list-item>
          <text:p text:style-name="P4"><text:span text:style-name="Source_20_Text">README.md</text:span> is a markdown file providing information about the project.</text:p>
        </text:list-item>
        <text:list-item>
          <text:p text:style-name="P3"><text:span text:style-name="Source_20_Text">LICENSE</text:span> is a file specifying the project's license terms.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4:17:15.788873949</meta:creation-date>
    <dc:date>2024-04-07T14:18:11.283256810</dc:date>
    <meta:editing-duration>PT55S</meta:editing-duration>
    <meta:editing-cycles>1</meta:editing-cycles>
    <meta:document-statistic meta:table-count="0" meta:image-count="0" meta:object-count="0" meta:page-count="2" meta:paragraph-count="39" meta:word-count="250" meta:character-count="1751" meta:non-whitespace-character-count="1400"/>
    <meta:generator>LibreOffice/7.6.6.3$Linux_X86_64 LibreOffice_project/60$Build-3</meta:generator>
  </office:meta>
</office:document-meta>
</file>